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mbria" fo:font-size="11pt" fo:language="cs" fo:country="CZ" style:letter-kerning="false" style:font-name-asian="Cambria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mbria" fo:font-size="11pt" fo:language="cs" fo:country="CZ" style:letter-kerning="false" style:font-name-asian="Cambria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mbria" fo:font-size="11pt" fo:language="cs" fo:country="CZ" style:letter-kerning="false" style:font-name-asian="Cambria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List_20_Paragraph" style:list-style-name="WWNum3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4cm" fo:margin-right="0cm" fo:text-indent="0cm" style:auto-text-indent="false"/>
    </style:style>
    <style:style style:name="T1" style:family="text">
      <style:text-properties style:font-size-complex="10pt"/>
    </style:style>
    <style:style style:name="T2" style:family="text">
      <style:text-properties style:font-name="Calibri" fo:font-size="16pt" style:font-size-asian="16pt" style:font-name-complex="F"/>
    </style:style>
    <style:style style:name="T3" style:family="text">
      <style:text-properties style:font-name="Segoe UI Emoji" style:font-name-asian="Segoe UI Emoji1" style:font-name-complex="Segoe UI Emoji1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fo:background-color="#ffff00"/>
    </style:style>
    <style:style style:name="T6" style:family="text">
      <style:text-properties fo:font-weight="bold" officeooo:rsid="0000ddc2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officeooo:rsid="0000d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yl „Nadpis1“ pro kapitoly</text:h>
      <text:h text:style-name="Heading_20_2" text:outline-level="2">Styl „Nadpis2“ pro podkapitoly, kdyby je někdo náhodou potřeboval</text:h>
      <text:p text:style-name="Standard"><text:span text:style-name="T1">Styl „Normální“ pro běžný odstavcový text</text:span></text:p>
      <text:p text:style-name="Standard"><text:span text:style-name="Počítačový_20_kód">Styl „Počítačový kód“ pro mimořádně zajímavé části kódu.</text:span></text:p>
      <text:h text:style-name="Heading_20_1" text:outline-level="1"><text:span text:style-name="Počítačový_20_kód"><text:span text:style-name="T2">Co psát do dokumentace?</text:span></text:span></text:h>
      <text:p text:style-name="P5">Představte si sebe v situaci, kdy jste obeznámeni se zadáním semestrální práce a najednou se vám do ruky dostane projekt vašeho kamaráda v nějaké fázi rozpracovanosti. Vaším úkolem je projekt dokončit, tj. navázat na to, co je již k dispozici. Co by vám vaši úlohu usnadnilo?</text:p>
      <text:p text:style-name="P5">Mít JavaDoc dokumentaci API je jistě užitečné, ale možná jste již zjistili, že se v JavaDoc dokumentaci snadno ztratíte, když nevíte, co přesně hledáte. Uveďme si příklad. Víte, že potřebujete upravit vykreslení grafů, ale v JavaDoc dokumentaci vidíte hned 15 tříd. Která z nich se asi tak stará o vykreslení grafů? Něco lze odhadnout z názvů tříd. Někdy vám nezbyde nic jiného než si projít popis hned několika tříd. A někdy se řešení ani nedoberete jednoduše proto, že třída, která se o vykreslení grafů stará, je privátní / interní, takže se v dokumentaci API vůbec neobjeví. Pak zbývá jen zkusit si tipnout, jak by se mohla jmenovat metoda / třída, která se o vykreslení grafu stará (asi by mohla mít v názvu „graph“), a prohledat zdrojové kódy na výskyt tohoto jména. Dost pracné, co říkáte? Nebylo by super mít nějakou další pomocnou dokumentaci, která by vám pomohla s prvotní orientací v projektu? A právě k tomu slouží tato dokumentace. <text:span text:style-name="T8">Znamená to tedy, že tato dokumentace </text:span><text:span text:style-name="T6">není Javadoc dokumentací</text:span><text:span text:style-name="T8">.</text:span></text:p>
      <text:p text:style-name="Standard"><text:span text:style-name="T1">Dokumentace by měla obsahovat:</text:span></text:p>
      <text:list xml:id="list2701075017" text:style-name="WWNum3">
        <text:list-item>
          <text:p text:style-name="P4"><text:span text:style-name="T1">stručný ale výstižný a přehledný popis implementovaného řešení (např. „hodnoty ABC za posledních 100 sekund se zobrazují spojnicovým grafem; graf se plynule překresluje, jak přicházejí nové hodnoty ABC“) včetně toho, jak je to na nejvyšší úrovni dekomponováno do tříd a balíčků (např. „řešení je postaveno na softwarovém vzoru MVVM, … Nejdůležitějšími třídami ViewModel jsou XYZ, která se stará o veškerou interakci uživatele pro výběr dat pro zobrazení v grafech, … “)</text:span></text:p>
        </text:list-item>
        <text:list-item>
          <text:p text:style-name="P4"><text:span text:style-name="T1">popis zavedených opodstatněných omezení a zjednodušení (např. „je použito sekvenční vyhledávání prvku v poli, protože typická délka pole nepřesáhne 10 prvků; pokud by se v budoucnosti pracovalo s podstatně většími poli, lze zvážit použití binárního vyhledání“)</text:span></text:p>
        </text:list-item>
        <text:list-item>
          <text:p text:style-name="P4"><text:span text:style-name="T1">popis klíčových algoritmů za účelem objasnění chování, přičemž tento popis, často zapsán v nějakém pseudokódu, je na vyšší úrovni abstrakce, než je pak vlastní kód v programovacím jazyce. Rozhodně nekopírujte kusy kódy</text:span></text:p>
        </text:list-item>
        <text:list-item>
          <text:p text:style-name="P4"><text:span text:style-name="T1">popis vytvoření, instalace a spuštění aplikace, pokud toto není intuitivní, nebo apriori dáno</text:span></text:p>
        </text:list-item>
        <text:list-item>
          <text:p text:style-name="P4"><text:span text:style-name="T1">popis ovládání aplikace, pokud toto není intuitivní, nebo apriori dáno</text:span></text:p>
        </text:list-item>
        <text:list-item>
          <text:p text:style-name="P4"><text:span text:style-name="T1">stručný popis dosud neopravených nedostatků a popis možného rozšíření do budoucna</text:span></text:p>
        </text:list-item>
      </text:list>
      <text:p text:style-name="P5"/>
      <text:p text:style-name="Standard"/>
      <text:p text:style-name="P6"><text:span text:style-name="T1">Nezapomeňte rovněž vyplnit údaje v záhlaví! Celkový počet hodin = počet hodin soustředěné práce, tj. nezapočtou se do toho přestávky na oběd, večeři, vyřízení telefonu apod. Ale započte se do toho např. i pročtení tohoto dokumentu </text:span><text:span text:style-name="T3">😊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cs" fo:country="CZ" style:letter-kerning="false" style:font-name-asian="Cambria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mbria" fo:font-size="11pt" fo:language="cs" fo:country="CZ" style:letter-kerning="false" style:font-name-asian="Cambria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color="#2e74b5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list-style-name="WWNum1">
      <style:paragraph-properties fo:margin-left="0.801cm" fo:margin-right="0cm" fo:margin-top="0cm" fo:margin-bottom="0.212cm" style:contextual-spacing="true" fo:text-indent="-0.4cm" style:auto-text-indent="false"/>
    </style:style>
    <style:style style:name="Balloon_20_Text" style:display-name="Balloon Text" style:family="paragraph" style:parent-style-name="Standard" loext:linked-style-name="Text_20_bubliny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Záhlaví_20_Char" style:display-name="Záhlaví Char" style:family="text" style:parent-style-name="Default_20_Paragraph_20_Font" loext:linked-style-name="Header"/>
    <style:style style:name="Zápatí_20_Char" style:display-name="Zápatí Char" style:family="text" style:parent-style-name="Default_20_Paragraph_20_Font" loext:linked-style-name="Footer"/>
    <style:style style:name="Nadpis_20_1_20_Char" style:display-name="Nadpis 1 Char" style:family="text" style:parent-style-name="Default_20_Paragraph_20_Font" loext:linked-style-name="Heading_20_1">
      <style:text-properties fo:color="#2e74b5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 loext:linked-style-name="Heading_20_2">
      <style:text-properties fo:color="#5b9bd5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Počítačový_20_kód" style:display-name="Počítačový kód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name-complex="Consolas1" style:font-family-complex="Consolas" style:font-family-generic-complex="system" style:font-pitch-complex="variable"/>
    </style:style>
    <style:style style:name="Text_20_bubliny_20_Char" style:display-name="Text bubliny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8.443cm" fo:margin-left="0cm" fo:margin-top="0cm" fo:margin-bottom="0cm" table:align="left" style:writing-mode="lr-tb"/>
    </style:style>
    <style:style style:name="Table1.A" style:family="table-column">
      <style:table-column-properties style:column-width="3.942cm"/>
    </style:style>
    <style:style style:name="Table1.B" style:family="table-column">
      <style:table-column-properties style:column-width="11.248cm"/>
    </style:style>
    <style:style style:name="Table1.C" style:family="table-column">
      <style:table-column-properties style:column-width="3.25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538cm" fo:keep-together="auto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mbria" fo:font-size="11pt" fo:language="cs" fo:country="CZ" style:letter-kerning="false" style:font-name-asian="Cambria1" style:font-size-asian="11pt" style:language-asian="en" style:country-asian="US" style:font-name-complex="F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mbria" fo:font-size="11pt" fo:language="cs" fo:country="CZ" style:letter-kerning="false" style:font-name-asian="Cambria1" style:font-size-asian="11pt" style:language-asian="en" style:country-asian="US" style:font-name-complex="F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mbria" fo:font-size="11pt" fo:language="cs" fo:country="CZ" style:letter-kerning="false" style:font-name-asian="Cambria1" style:font-size-asian="11pt" style:language-asian="en" style:country-asian="US" style:font-name-complex="F" style:font-size-complex="11pt" style:language-complex="ar" style:country-complex="SA"/>
    </style:style>
    <style:style style:name="MT1" style:family="text">
      <style:text-properties officeooo:rsid="0000ddc2"/>
    </style:style>
    <style:style style:name="MT2" style:family="text">
      <style:text-properties fo:font-weight="bold" style:font-weight-asian="bold" fo:background-color="#ffff00"/>
    </style:style>
    <style:style style:name="MT3" style:family="text">
      <style:text-properties fo:font-weight="bold" style:font-weight-asian="bold"/>
    </style:style>
    <style:style style:name="MT4" style:family="text">
      <style:text-properties fo:background-color="#ffff00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  <number:date-style style:name="N10046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KIV/UPG 202<text:span text:style-name="MT1">2</text:span>/202<text:span text:style-name="MT1">3</text:span></text:p>
            </table:table-cell>
            <table:table-cell table:style-name="Table1.A1" office:value-type="string">
              <text:p text:style-name="MP2"><text:span text:style-name="MT2">Příjmení jméno</text:span><text:span text:style-name="MT3"> – </text:span><text:span text:style-name="MT2">osobní číslo</text:span></text:p>
            </table:table-cell>
            <table:table-cell table:style-name="Table1.A1" office:value-type="string">
              <text:p text:style-name="MP3"><text:time style:data-style-name="N10046" text:time-value="2023-02-19T09:36:09.559982721">19. February 2023</text:time></text:p>
            </table:table-cell>
          </table:table-row>
          <table:table-row table:style-name="Table1.2">
            <table:table-cell table:style-name="Table1.A2" office:value-type="string">
              <text:p text:style-name="MP1"><text:span text:style-name="MT4">1.</text:span> odevzdání</text:p>
            </table:table-cell>
            <table:table-cell table:style-name="Table1.A2" office:value-type="string">
              <text:p text:style-name="MP2"><text:span text:style-name="MT3">Celkový počet hodin strávený na řešení SP dosud: </text:span><text:span text:style-name="MT2">2</text:span></text:p>
            </table:table-cell>
            <table:table-cell table:style-name="Table1.A2" office:value-type="string">
              <text:p text:style-name="MP3">strana <text:page-number text:select-page="current">1</text:page-number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f Kohout</meta:initial-creator>
    <meta:editing-cycles>10</meta:editing-cycles>
    <meta:creation-date>2018-02-14T08:08:00</meta:creation-date>
    <dc:date>2023-02-19T09:36:09.518834977</dc:date>
    <meta:editing-duration>PT4H37M13S</meta:editing-duration>
    <meta:generator>LibreOffice/7.3.7.2$Linux_X86_64 LibreOffice_project/30$Build-2</meta:generator>
    <meta:document-statistic meta:table-count="1" meta:image-count="0" meta:object-count="0" meta:page-count="1" meta:paragraph-count="21" meta:word-count="487" meta:character-count="3087" meta:non-whitespace-character-count="2626"/>
    <meta:user-defined meta:name="AppVersion">16.0000</meta:user-defined>
    <meta:user-defined meta:name="Company">NTIS-FAV-ZCU</meta:user-defined>
    <meta:template xlink:type="simple" xlink:actuate="onRequest" xlink:title="Normal" xlink:href=""/>
  </office:meta>
</office:document-meta>
</file>